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6cm"/>
    </style:style>
    <style:style style:name="gr7" style:family="graphic" style:parent-style-name="objectwithoutfill">
      <style:graphic-properties svg:stroke-width="0.2cm" svg:stroke-color="#800000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 fo:font-size="45pt" style:font-size-asian="45pt" style:font-size-complex="45pt"/>
    </style:style>
    <style:style style:name="P4" style:family="paragraph"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5" style:family="paragraph">
      <style:paragraph-properties fo:text-align="center"/>
      <style:text-properties fo:font-size="50pt"/>
    </style:style>
    <style:style style:name="P6" style:family="paragraph">
      <style:paragraph-properties fo:text-align="center"/>
      <style:text-properties fo:font-size="45pt" style:font-size-asian="45pt" style:font-size-complex="45pt"/>
    </style:style>
    <style:style style:name="P7" style:family="paragraph">
      <style:text-properties fo:color="#ff0000"/>
    </style:style>
    <style:style style:name="P8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text-properties fo:font-size="42pt" style:font-size-asian="42pt" style:font-size-complex="42pt"/>
    </style:style>
    <style:style style:name="P11" style:family="paragraph">
      <style:paragraph-properties fo:text-align="start"/>
    </style:style>
    <style:style style:name="P12" style:family="paragraph">
      <style:paragraph-properties fo:text-align="end"/>
    </style:style>
    <style:style style:name="P13" style:family="paragraph">
      <style:paragraph-properties fo:text-align="start"/>
      <style:text-properties fo:font-size="55pt" style:font-size-asian="55pt" style:font-size-complex="55pt"/>
    </style:style>
    <style:style style:name="P14" style:family="paragraph">
      <style:paragraph-properties style:text-autospace="none"/>
      <style:text-properties fo:font-size="50pt" style:font-size-asian="50pt" style:font-size-complex="50pt"/>
    </style:style>
    <style:style style:name="P15" style:family="paragraph">
      <style:text-properties fo:font-size="50pt" style:font-size-asian="50pt" style:font-size-complex="50pt"/>
    </style:style>
    <style:style style:name="P16" style:family="paragraph">
      <style:paragraph-properties style:text-autospace="none"/>
      <style:text-properties fo:font-size="40pt" style:font-size-asian="40pt" style:font-size-complex="40pt"/>
    </style:style>
    <style:style style:name="T1" style:family="text">
      <style:text-properties fo:color="#ffffff" fo:font-size="45pt" style:font-size-asian="45pt" style:font-size-complex="45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50pt"/>
    </style:style>
    <style:style style:name="T4" style:family="text">
      <style:text-properties fo:font-size="45pt" style:font-size-asian="45pt" style:font-size-complex="45pt"/>
    </style:style>
    <style:style style:name="T5" style:family="text">
      <style:text-properties fo:color="#ff0000"/>
    </style:style>
    <style:style style:name="T6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7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ff2c38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10" style:family="text">
      <style:text-properties fo:color="#ff0000" fo:font-size="50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color="#ff0000" fo:font-size="42pt" style:font-size-asian="42pt" style:font-size-complex="42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fo:color="#ff00ff" fo:font-size="55pt" style:font-size-asian="55pt" style:font-size-complex="55pt"/>
    </style:style>
    <style:style style:name="T15" style:family="text">
      <style:text-properties fo:color="#ff0000" fo:font-size="55pt" style:font-size-asian="55pt" style:font-size-complex="55pt"/>
    </style:style>
    <style:style style:name="T16" style:family="text">
      <style:text-properties fo:color="#da4c5d" fo:font-family="Courier-Bold" style:font-family-generic="modern" fo:font-size="50pt" fo:font-weight="bold" style:font-family-asian="Courier-Bold" style:font-family-generic-asian="modern" style:font-size-asian="50pt" style:font-weight-asian="bold" style:font-family-complex="Courier-Bold" style:font-family-generic-complex="modern" style:font-size-complex="50pt" style:font-weight-complex="bold"/>
    </style:style>
    <style:style style:name="T17" style:family="text">
      <style:text-properties fo:color="#c7c7c7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8" style:family="text">
      <style:text-properties fo:color="#7a303f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9" style:family="text">
      <style:text-properties fo:color="#c9c56a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20" style:family="text">
      <style:text-properties fo:color="#da4c5d" fo:font-family="Courier-Bold" style:font-family-generic="modern" fo:font-size="40pt" fo:font-weight="bold" style:font-family-asian="Courier-Bold" style:font-family-generic-asian="modern" style:font-size-asian="40pt" style:font-weight-asian="bold" style:font-family-complex="Courier-Bold" style:font-family-generic-complex="modern" style:font-size-complex="40pt" style:font-weight-complex="bold"/>
    </style:style>
    <style:style style:name="T21" style:family="text">
      <style:text-properties fo:color="#c7c7c7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2" style:family="text">
      <style:text-properties fo:color="#7a303f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3" style:family="text">
      <style:text-properties fo:color="#c9c56a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4" style:family="text">
      <style:text-properties fo:color="#c7c7c7" fo:font-family="Courier" style:font-family-generic="modern" style:font-pitch="fixed" fo:font-size="40pt" fo:font-weight="bold" style:font-family-asian="Courier" style:font-family-generic-asian="modern" style:font-pitch-asian="fixed" style:font-size-asian="40pt" style:font-weight-asian="bold" style:font-family-complex="Courier" style:font-family-generic-complex="modern" style:font-pitch-complex="fixe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32cm" svg:height="20.32cm" svg:x="4.1cm" svg:y="0.204cm">
          <draw:image xlink:href="../PresentationBarco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2cm" svg:height="8.955cm" svg:x="2.8cm" svg:y="3.145cm">
          <draw:image xlink:href="../../hero_ical.jpg" xlink:type="simple" xlink:show="embed" xlink:actuate="onLoad">
            <text:p/>
          </draw:image>
        </draw:frame>
        <draw:frame draw:style-name="gr1" draw:text-style-name="P1" draw:layer="layout" svg:width="9.955cm" svg:height="10cm" svg:x="15cm" svg:y="2.8cm">
          <draw:image xlink:href="../../sqlite_editor_logo.png" xlink:type="simple" xlink:show="embed" xlink:actuate="onLoad">
            <text:p/>
          </draw:image>
        </draw:frame>
        <draw:frame draw:style-name="gr3" draw:text-style-name="P3" draw:layer="layout" svg:width="16.8cm" svg:height="3.799cm" svg:x="13.6cm" svg:y="15.2cm">
          <draw:text-box>
            <text:p><text:span text:style-name="T1">Dodatko Alexander</text:span></text:p>
            <text:p><text:span text:style-name="T1"/></text:p>
          </draw:text-box>
        </draw:frame>
        <draw:frame draw:style-name="gr4" draw:text-style-name="P4" draw:layer="layout" svg:width="10.6cm" svg:height="1.83cm" svg:x="16.8cm" svg:y="18cm">
          <draw:text-box>
            <text:p><text:span text:style-name="T2">November 201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7.199cm" svg:height="18.225cm" svg:x="5.001cm" svg:y="1.175cm">
          <draw:image xlink:href="../QuestionMa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5" draw:layer="layout" svg:width="25.2cm" svg:height="4.189cm" svg:x="1.4cm" svg:y="9.2cm">
          <draw:text-box>
            <text:p text:style-name="P1"><text:span text:style-name="T3">How many moths does the year consist of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5" draw:layer="layout" svg:width="25.2cm" svg:height="4.189cm" svg:x="1.4cm" svg:y="9.2cm">
          <draw:text-box>
            <text:p text:style-name="P1"><text:span text:style-name="T3">What is the first day of the year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layer="layout" svg:width="25.2cm" svg:height="4.189cm" svg:x="1.4cm" svg:y="9.2cm">
          <draw:text-box>
            <text:p text:style-name="P1">Which day is the beginning of the week?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5" draw:layer="layout" svg:width="25.2cm" svg:height="2.22cm" svg:x="1.4cm" svg:y="9.2cm">
          <draw:text-box>
            <text:p text:style-name="P1"><text:span text:style-name="T3">Right, but did you know that 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9cm" svg:height="11.675cm" svg:x="9.2cm" svg:y="8.4cm">
          <draw:image xlink:href="../jew1.jpg" xlink:type="simple" xlink:show="embed" xlink:actuate="onLoad">
            <text:p/>
          </draw:image>
        </draw:frame>
        <draw:frame draw:style-name="gr4" draw:layer="layout" svg:width="26.8cm" svg:height="6.158cm" svg:x="0.8cm" svg:y="1cm">
          <draw:text-box>
            <text:p text:style-name="P1">Jewish calendar consists of 13 months. And month #6 is a leaping 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5" draw:layer="layout" svg:width="25.2cm" svg:height="6.158cm" svg:x="1.4cm" svg:y="2.2cm">
          <draw:text-box>
            <text:p text:style-name="P1"><text:span text:style-name="T3">In Japan the calendar may return to year #1 at the day of the emperor's death</text:span></text:p>
          </draw:text-box>
        </draw:frame>
        <draw:frame draw:style-name="gr1" draw:text-style-name="P1" draw:layer="layout" svg:width="12.2cm" svg:height="11.2cm" svg:x="6.704cm" svg:y="9.275cm">
          <draw:image xlink:href="../harakiri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6" draw:layer="layout" svg:width="25.2cm" svg:height="5.573cm" svg:x="1.097cm" svg:y="1.903cm">
          <draw:text-box>
            <text:p text:style-name="P1"><text:span text:style-name="T4">In Russia week starts on Monday.</text:span></text:p>
            <text:p text:style-name="P1"><text:span text:style-name="T4"/></text:p>
            <text:p text:style-name="P1"><text:span text:style-name="T4">In the USA the first day is Sunday</text:span></text:p>
          </draw:text-box>
        </draw:frame>
        <draw:frame draw:style-name="gr1" draw:text-style-name="P1" draw:layer="layout" svg:width="16.2cm" svg:height="12.251cm" svg:x="5.6cm" svg:y="8.2cm">
          <draw:image xlink:href="../KaribCrisis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layer="layout" svg:width="25.8cm" svg:height="6.158cm" svg:x="1.2cm" svg:y="6.442cm">
          <draw:text-box>
            <text:p>It is an insanely hard work to make dates look NATURAL to the user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4" draw:text-style-name="P7" draw:layer="layout" svg:width="18.4cm" svg:height="4.189cm" svg:x="2.8cm" svg:y="5cm">
          <draw:text-box>
            <text:p text:style-name="P7"><text:span text:style-name="T5">Put iPhone settings screenshot he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5cm" svg:height="15cm" svg:x="6.6cm" svg:y="2.8cm">
          <draw:image xlink:href="../network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4" draw:text-style-name="P9" draw:layer="layout" svg:width="25.672cm" svg:height="11.595cm" svg:x="1.328cm" svg:y="5.805cm">
          <draw:text-box>
            <text:p text:style-name="P8"><text:span text:style-name="T6">-(</text:span><text:span text:style-name="T7">NSDate</text:span><text:span text:style-name="T6">*)parseDate:( </text:span><text:span text:style-name="T7">NSString</text:span><text:span text:style-name="T6">* )date_</text:span></text:p>
            <text:p text:style-name="P8"><text:span text:style-name="T6">{</text:span></text:p>
            <text:p text:style-name="P8"><text:span text:style-name="T6"><text:s text:c="3"/></text:span><text:span text:style-name="T7">NSDateFormatter</text:span><text:span text:style-name="T6">* df_ = [ </text:span><text:span text:style-name="T7">NSDateFormatter</text:span><text:span text:style-name="T6"> </text:span><text:span text:style-name="T7">new</text:span><text:span text:style-name="T6"> ];</text:span></text:p>
            <text:p text:style-name="P8"><text:span text:style-name="T6"><text:s text:c="3"/></text:span><text:span text:style-name="T6">df_.</text:span><text:span text:style-name="T7">dateFormat</text:span><text:span text:style-name="T6"> = </text:span><text:span text:style-name="T8">@"yyyy-MM-dd"</text:span><text:span text:style-name="T6">;</text:span></text:p>
            <text:p text:style-name="P8"><text:span text:style-name="T6"><text:s text:c="3"/></text:span></text:p>
            <text:p text:style-name="P8"><text:span text:style-name="T6"><text:s/></text:span></text:p>
            <text:p text:style-name="P8"><text:span text:style-name="T6"><text:s text:c="3"/></text:span><text:span text:style-name="T9">return</text:span><text:span text:style-name="T6"> [ df_ </text:span><text:span text:style-name="T7">dateFromString</text:span><text:span text:style-name="T6">: date_ ];</text:span></text:p>
            <text:p text:style-name="P8"><text:span text:style-name="T6">}</text:span></text:p>
          </draw:text-box>
        </draw:frame>
        <draw:frame draw:style-name="gr4" draw:layer="layout" svg:width="25.6cm" svg:height="2.22cm" svg:x="-1.6cm" svg:y="1.803cm">
          <draw:text-box>
            <text:p text:style-name="P1">The Typical Solution</text:p>
          </draw:text-box>
        </draw:frame>
        <draw:frame draw:style-name="gr1" draw:text-style-name="P1" draw:layer="layout" svg:width="4.155cm" svg:height="4.155cm" svg:x="23.002cm" svg:y="0.873cm">
          <draw:image xlink:href="../../hero_ic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7" draw:layer="layout" svg:width="22.4cm" svg:height="2.22cm" svg:x="2.504cm" svg:y="9.214cm">
          <draw:text-box>
            <text:p text:style-name="P1"><text:span text:style-name="T5">WRONG !</text:span></text:p>
          </draw:text-box>
        </draw:frame>
        <draw:frame draw:style-name="gr1" draw:text-style-name="P1" draw:layer="layout" svg:width="4.155cm" svg:height="4.155cm" svg:x="23.002cm" svg:y="0.873cm">
          <draw:image xlink:href="../../hero_ic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6.852cm" svg:height="13.612cm" svg:x="0.548cm" svg:y="3.188cm">
          <draw:image xlink:href="../../NSDateFormatt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4" draw:text-style-name="P5" draw:layer="layout" svg:width="25.6cm" svg:height="4.189cm" svg:x="1.111cm" svg:y="7.327cm">
          <draw:text-box>
            <text:p text:style-name="P1"><text:span text:style-name="T3">Use </text:span><text:span text:style-name="T10">en_US_POSIX</text:span><text:span text:style-name="T3"> locale for dates from the network</text:span></text:p>
          </draw:text-box>
        </draw:frame>
        <draw:frame draw:style-name="gr4" draw:text-style-name="P10" draw:layer="layout" svg:width="19.496cm" svg:height="1.906cm" svg:x="7.8cm" svg:y="17.494cm">
          <draw:text-box>
            <text:p><text:span text:style-name="T11">Use </text:span><text:span text:style-name="T12">Gregorian</text:span><text:span text:style-name="T11"> calendar too</text:span></text:p>
          </draw:text-box>
        </draw:frame>
        <draw:frame draw:style-name="gr1" draw:text-style-name="P1" draw:layer="layout" svg:width="4.155cm" svg:height="4.155cm" svg:x="23.001cm" svg:y="0.872cm">
          <draw:image xlink:href="../../hero_ic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layer="layout" svg:width="23.8cm" svg:height="1.187cm" svg:x="3.4cm" svg:y="6.8cm">
          <draw:text-box>
            <text:p/>
          </draw:text-box>
        </draw:frame>
        <draw:frame draw:style-name="gr4" draw:text-style-name="P13" draw:layer="layout" svg:width="25.8cm" svg:height="8.923cm" svg:x="1.2cm" svg:y="6.4cm">
          <draw:text-box>
            <text:p text:style-name="P11"><text:span text:style-name="T13">Do not forget to set </text:span></text:p>
            <text:p text:style-name="P11"><text:span text:style-name="T13">the </text:span><text:span text:style-name="T14">same</text:span><text:span text:style-name="T13"> </text:span><text:span text:style-name="T14">Locale</text:span><text:span text:style-name="T13"> </text:span></text:p>
            <text:p text:style-name="P12"><text:span text:style-name="T13">for both </text:span><text:span text:style-name="T15">NSCalendar</text:span><text:span text:style-name="T13"> and </text:span><text:span text:style-name="T15">NSDateFormatter</text:span></text:p>
          </draw:text-box>
        </draw:frame>
        <draw:frame draw:style-name="gr1" draw:text-style-name="P1" draw:layer="layout" svg:width="4.155cm" svg:height="4.155cm" svg:x="23.002cm" svg:y="0.873cm">
          <draw:image xlink:href="../../hero_ic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4" draw:layer="layout" svg:width="22.777cm" svg:height="2.22cm" svg:x="2.423cm" svg:y="1.2cm">
          <draw:text-box>
            <text:p>Or let my library do it for you</text:p>
          </draw:text-box>
        </draw:frame>
        <draw:frame draw:style-name="gr4" draw:layer="layout" svg:width="16.4cm" svg:height="2.22cm" svg:x="10.125cm" svg:y="11.374cm">
          <draw:text-box>
            <text:p text:style-name="P1">dodikk / ESLocale</text:p>
          </draw:text-box>
        </draw:frame>
        <draw:frame draw:style-name="gr1" draw:text-style-name="P1" draw:layer="layout" svg:width="7.422cm" svg:height="7.927cm" svg:x="1.546cm" svg:y="8.364cm">
          <draw:image xlink:href="../GitHu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4" draw:text-style-name="P7" draw:layer="layout" svg:width="22.8cm" svg:height="4.189cm" svg:x="2.6cm" svg:y="7cm">
          <draw:text-box>
            <text:p text:style-name="P7"><text:span text:style-name="T5">Insert bar chart screenshot 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4" draw:text-style-name="P15" draw:layer="layout" svg:width="20.8cm" svg:height="10.241cm" svg:x="3.4cm" svg:y="6.959cm">
          <draw:text-box>
            <text:p text:style-name="P14"><text:span text:style-name="T16">SELECT</text:span><text:span text:style-name="T17"> </text:span><text:span text:style-name="T18">SUM</text:span><text:span text:style-name="T19">(</text:span><text:span text:style-name="T17"> Visits</text:span><text:span text:style-name="T19">)</text:span></text:p>
            <text:p text:style-name="P14"><text:span text:style-name="T16">FROM</text:span><text:span text:style-name="T17"> VisitsLog</text:span></text:p>
            <text:p text:style-name="P14"><text:span text:style-name="T16">WHERE</text:span><text:span text:style-name="T17"> </text:span><text:span text:style-name="T16">Date</text:span><text:span text:style-name="T17"> </text:span><text:span text:style-name="T16">BETWEEN</text:span><text:span text:style-name="T17"> x </text:span><text:span text:style-name="T16">AND</text:span><text:span text:style-name="T17"> y</text:span></text:p>
            <text:p text:style-name="P14"><text:span text:style-name="T16">GROUP</text:span><text:span text:style-name="T17"> </text:span><text:span text:style-name="T16">BY</text:span><text:span text:style-name="T17"> wee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4" draw:layer="layout" svg:width="24.6cm" svg:height="2.22cm" svg:x="1.4cm" svg:y="9.4cm">
          <draw:text-box>
            <text:p>What should I take as week 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6" draw:text-style-name="P16" draw:layer="layout" svg:width="26cm" svg:height="14.006cm" svg:x="1cm" svg:y="5.594cm">
          <draw:text-box>
            <text:p text:style-name="P16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6"><text:span text:style-name="T20">FROM</text:span><text:span text:style-name="T21"> VisitsLog</text:span></text:p>
            <text:p text:style-name="P16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6"><text:span text:style-name="T20">GROUP</text:span><text:span text:style-name="T21"> </text:span><text:span text:style-name="T20">BY </text:span></text:p>
            <text:p text:style-name="P16"><text:span text:style-name="T24"/></text:p>
            <text:p text:style-name="P16"><text:span text:style-name="T24"/></text:p>
            <text:p text:style-name="P16"><text:span text:style-name="T21">Strftime('%Y-%W', Date )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6" draw:text-style-name="P16" draw:layer="layout" svg:width="26cm" svg:height="14.006cm" svg:x="1cm" svg:y="5.594cm">
          <draw:text-box>
            <text:p text:style-name="P16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6"><text:span text:style-name="T20">FROM</text:span><text:span text:style-name="T21"> VisitsLog</text:span></text:p>
            <text:p text:style-name="P16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6"><text:span text:style-name="T20">GROUP</text:span><text:span text:style-name="T21"> </text:span><text:span text:style-name="T20">BY </text:span></text:p>
            <text:p text:style-name="P16"><text:span text:style-name="T24"/></text:p>
            <text:p text:style-name="P16"><text:span text:style-name="T24"/></text:p>
            <text:p text:style-name="P16"><text:span text:style-name="T21">Strftime('%Y-%W', Date ) </text:span></text:p>
          </draw:text-box>
        </draw:frame>
        <draw:line draw:style-name="gr7" draw:text-style-name="P1" draw:layer="layout" svg:x1="0.4cm" svg:y1="5.8cm" svg:x2="22.6cm" svg:y2="17.2cm">
          <text:p/>
        </draw:line>
        <draw:line draw:style-name="gr7" draw:text-style-name="P1" draw:layer="layout" svg:x1="22.6cm" svg:y1="6cm" svg:x2="0.4cm" svg:y2="17.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6cm">
          <draw:image xlink:href="../../sqlite_editor_logo.png" xlink:type="simple" xlink:show="embed" xlink:actuate="onLoad">
            <text:p/>
          </draw:image>
        </draw:frame>
        <draw:frame draw:style-name="gr1" draw:text-style-name="P1" draw:layer="layout" svg:width="20cm" svg:height="13.12cm" svg:x="4cm" svg:y="6.4cm">
          <draw:image xlink:href="../international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5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7T22:35:34</meta:creation-date>
    <dc:date>2012-09-18T23:18:53</dc:date>
    <meta:editing-duration>PT2H19M26S</meta:editing-duration>
    <meta:editing-cycles>60</meta:editing-cycles>
    <meta:generator>LibreOffice/3.5$MacOSX_x86 LibreOffice_project/7e68ba2-a744ebf-1f241b7-c506db1-7d53735</meta:generator>
    <meta:document-statistic meta:object-count="122"/>
  </office:meta>
</office:document-meta>
</file>